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2022-11-21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2021-09-03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2019-10-10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8888" calcext:value-type="float">
            <text:p>46.72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2017-12-1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34856" calcext:value-type="float">
            <text:p>47.23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2017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94064" calcext:value-type="float">
            <text:p>46.9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200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892" calcext:value-type="float">
            <text:p>48.5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200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5784" calcext:value-type="float">
            <text:p>49.32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200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084" calcext:value-type="float">
            <text:p>48.6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200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6704" calcext:value-type="float">
            <text:p>49.06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200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5096" calcext:value-type="float">
            <text:p>49.15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200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7976" calcext:value-type="float">
            <text:p>49.33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2001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8976" calcext:value-type="float">
            <text:p>49.71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200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3216" calcext:value-type="float">
            <text:p>49.35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199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1999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8248" calcext:value-type="float">
            <text:p>49.22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1998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84992" calcext:value-type="float">
            <text:p>49.08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1998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7328" calcext:value-type="float">
            <text:p>49.48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199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9352" calcext:value-type="float">
            <text:p>49.6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199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199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199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1995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1995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199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572" calcext:value-type="float">
            <text:p>49.5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199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199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6576" calcext:value-type="float">
            <text:p>49.56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01G0021</text:p>
          </table:table-cell>
          <table:table-cell office:value-type="string" calcext:value-type="string">
            <text:p>1974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71" meta:object-count="0"/>
    <meta:user-defined meta:name="AppVersion">3.0</meta:user-defined>
  </office:meta>
</office:document-meta>
</file>